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233d81" officeooo:paragraph-rsid="00233d81" style:font-size-asian="18pt" style:font-size-complex="18pt"/>
    </style:style>
    <style:style style:name="P2" style:family="paragraph" style:parent-style-name="Standard">
      <style:paragraph-properties fo:text-align="justify" style:justify-single-word="false"/>
      <style:text-properties officeooo:rsid="000be278" officeooo:paragraph-rsid="000be278"/>
    </style:style>
    <style:style style:name="P3" style:family="paragraph" style:parent-style-name="Standard" style:list-style-name="L1">
      <style:paragraph-properties fo:text-align="justify" style:justify-single-word="false"/>
      <style:text-properties fo:color="#eeeeee" officeooo:rsid="00140efd" officeooo:paragraph-rsid="00140efd"/>
    </style:style>
    <style:style style:name="P4" style:family="paragraph" style:parent-style-name="Standard" style:list-style-name="L1">
      <style:paragraph-properties fo:text-align="justify" style:justify-single-word="false"/>
      <style:text-properties fo:color="#eeeeee" officeooo:rsid="000da6e8" officeooo:paragraph-rsid="000da6e8"/>
    </style:style>
    <style:style style:name="P5" style:family="paragraph" style:parent-style-name="Standard">
      <style:paragraph-properties fo:text-align="justify" style:justify-single-word="false"/>
      <style:text-properties fo:color="#eeeeee" officeooo:rsid="000da6e8" officeooo:paragraph-rsid="000da6e8"/>
    </style:style>
    <style:style style:name="P6" style:family="paragraph" style:parent-style-name="Standard" style:list-style-name="L1">
      <style:paragraph-properties fo:text-align="justify" style:justify-single-word="false"/>
      <style:text-properties fo:color="#eeeeee" officeooo:rsid="000e1417" officeooo:paragraph-rsid="000e1417"/>
    </style:style>
    <style:style style:name="P7" style:family="paragraph" style:parent-style-name="Standard">
      <style:paragraph-properties fo:text-align="justify" style:justify-single-word="false"/>
      <style:text-properties fo:color="#eeeeee" officeooo:rsid="000e1417" officeooo:paragraph-rsid="000e1417"/>
    </style:style>
    <style:style style:name="P8" style:family="paragraph" style:parent-style-name="Standard" style:list-style-name="L1">
      <style:paragraph-properties fo:text-align="justify" style:justify-single-word="false"/>
      <style:text-properties fo:color="#eeeeee" officeooo:rsid="0010a2d3" officeooo:paragraph-rsid="0010a2d3"/>
    </style:style>
    <style:style style:name="P9" style:family="paragraph" style:parent-style-name="Standard" style:list-style-name="L1">
      <style:paragraph-properties fo:text-align="justify" style:justify-single-word="false"/>
      <style:text-properties fo:color="#eeeeee" officeooo:rsid="0009f69a" officeooo:paragraph-rsid="000f555c"/>
    </style:style>
    <style:style style:name="P10" style:family="paragraph" style:parent-style-name="Standard" style:list-style-name="L2">
      <style:paragraph-properties fo:margin-top="0.101cm" fo:margin-bottom="0.101cm" loext:contextual-spacing="false"/>
      <style:text-properties officeooo:rsid="00233d81" officeooo:paragraph-rsid="00233d81"/>
    </style:style>
    <style:style style:name="P11" style:family="paragraph" style:parent-style-name="Standard" style:list-style-name="L2">
      <style:paragraph-properties fo:margin-top="0.101cm" fo:margin-bottom="0.101cm" loext:contextual-spacing="false" fo:text-align="justify" style:justify-single-word="false"/>
      <style:text-properties officeooo:rsid="00233d81" officeooo:paragraph-rsid="00233d81"/>
    </style:style>
    <style:style style:name="P12" style:family="paragraph" style:parent-style-name="Standard" style:list-style-name="L2">
      <style:paragraph-properties fo:margin-top="0.101cm" fo:margin-bottom="0.101cm" loext:contextual-spacing="false" fo:text-align="justify" style:justify-single-word="false"/>
      <style:text-properties officeooo:paragraph-rsid="0025ddc6"/>
    </style:style>
    <style:style style:name="P13" style:family="paragraph" style:parent-style-name="Standard" style:list-style-name="L1">
      <style:paragraph-properties fo:margin-top="0.101cm" fo:margin-bottom="0.101cm" loext:contextual-spacing="false" fo:text-align="justify" style:justify-single-word="false"/>
      <style:text-properties officeooo:paragraph-rsid="00165a8d"/>
    </style:style>
    <style:style style:name="P14" style:family="paragraph" style:parent-style-name="Standard" style:list-style-name="L1">
      <style:paragraph-properties fo:margin-top="0.101cm" fo:margin-bottom="0.101cm" loext:contextual-spacing="false" fo:text-align="justify" style:justify-single-word="false"/>
      <style:text-properties officeooo:rsid="0016a3f3" officeooo:paragraph-rsid="0016a3f3"/>
    </style:style>
    <style:style style:name="T1" style:family="text">
      <style:text-properties officeooo:rsid="0010ad81"/>
    </style:style>
    <style:style style:name="T2" style:family="text">
      <style:text-properties officeooo:rsid="00140efd"/>
    </style:style>
    <style:style style:name="T3" style:family="text">
      <style:text-properties officeooo:rsid="0018415d"/>
    </style:style>
    <style:style style:name="T4" style:family="text">
      <style:text-properties officeooo:rsid="0019a219"/>
    </style:style>
    <style:style style:name="T5" style:family="text">
      <style:text-properties officeooo:rsid="001ade2d"/>
    </style:style>
    <style:style style:name="T6" style:family="text">
      <style:text-properties officeooo:rsid="001aed73"/>
    </style:style>
    <style:style style:name="T7" style:family="text">
      <style:text-properties officeooo:rsid="001c7a26"/>
    </style:style>
    <style:style style:name="T8" style:family="text">
      <style:text-properties officeooo:rsid="001de22b"/>
    </style:style>
    <style:style style:name="T9" style:family="text">
      <style:text-properties officeooo:rsid="001f90c6"/>
    </style:style>
    <style:style style:name="T10" style:family="text">
      <style:text-properties officeooo:rsid="001fd99b"/>
    </style:style>
    <style:style style:name="T11" style:family="text">
      <style:text-properties officeooo:rsid="0020cdd7"/>
    </style:style>
    <style:style style:name="T12" style:family="text">
      <style:text-properties officeooo:rsid="00246869"/>
    </style:style>
    <style:style style:name="T13" style:family="text">
      <style:text-properties officeooo:rsid="00165a8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nte Carlo methods</text:p>
      <text:list xml:id="list6980619650486793373" text:style-name="L2">
        <text:list-item>
          <text:p text:style-name="P10">Applications</text:p>
          <text:list>
            <text:list-item>
              <text:p text:style-name="P11">Physical sciences – These methods are widely used in computational physics and related fields. They are applied in quantum chromodynamics calculations, heat shields design, radiation transport modeling.</text:p>
            </text:list-item>
            <text:list-item>
              <text:p text:style-name="P11">Engineering – Monte Carlo methods are used in engineering for sensitivity analysis and quantitative probabilistic analysis in process design. This is due to the interactive behavior of process simulations.</text:p>
            </text:list-item>
            <text:list-item>
              <text:p text:style-name="P11">Computer graphics – Path tracing renders a 3D scene by randomly tracing samples of light paths. Repeated sampling of a pixel causes the samples’ average to converge on the correct solution of the rendering equation.</text:p>
            </text:list-item>
            <text:list-item>
              <text:p text:style-name="P11">Applied statistics – MC methods are used to compare competing statistics for small samples under realistic data conditions since real data often do not fit in a theoretical distribution. These methods are used in the implementations of hypothesis tests and are a compromise between approximate randomization and permutation tests.</text:p>
            </text:list-item>
            <text:list-item>
              <text:p text:style-name="P11">Artificial intelligence in games – MC methods are used in the search for the best move in a game. Possible moves are organized in a search tree and random simulation is used to evaluate the quality of each move.</text:p>
            </text:list-item>
            <text:list-item>
              <text:p text:style-name="P11"><text:s/>Finance and business – Monte Carlo methods in finance are used to evaluate and analyze investments, or to evaluate financial derivatives. They can be used in project management to model schedules where simulations aggregate estimates for worst-case, best-case, and most likely durations of tasks to determine the outcome of the project. MC methods are also used in option pricing and risk analysis.</text:p>
            </text:list-item>
          </text:list>
        </text:list-item>
        <text:list-item>
          <text:p text:style-name="P12"><text:span text:style-name="T12">Monte Carlo analysis in finance</text:span></text:p>
          <text:p text:style-name="P12"><text:span text:style-name="T12"><text:s text:c="10"/>Monte Carlo methods are used in finance to evaluate and analyze instruments, portfolios and investments. The modeled objects are dependent on a large number of market factors (foreign exchange quotes, yield curves, etc.) and the naive calculation of future scenarios is computationally impossible. </text:span></text:p>
        </text:list-item>
      </text:list>
      <text:list xml:id="list8026757668718122724" text:style-name="L1">
        <text:list-item>
          <text:list>
            <text:list-item>
              <text:p text:style-name="P13"><text:span text:style-name="T13">Each market factor is modeled through a stochastic variable configured with a certain probability distribution function.</text:span></text:p>
            </text:list-item>
            <text:list-item>
              <text:p text:style-name="P14">The combination of samples from each market factor forms a scenario representing one possible future <text:span text:style-name="T3">development</text:span> of the market.</text:p>
            </text:list-item>
            <text:list-item>
              <text:p text:style-name="P14">The formula tree represents an algorithm for the calculation of a certain property <text:span text:style-name="T4">of interest</text:span> (present value for example) of the instrument/portfolio and references market factors whose sampling is required for the calculation of the property.</text:p>
            </text:list-item>
            <text:list-item>
              <text:p text:style-name="P14">The simulated market <text:span text:style-name="T5">factors</text:span> are used for the calculation of the formula's value in relation to the current scenario.</text:p>
            </text:list-item>
            <text:list-item>
              <text:p text:style-name="P14">Through the collection of debugging information during simulation, the system enables users to <text:span text:style-name="T6">extract detailed results about the value of each formula node and </text:span>perform analysis of <text:span text:style-name="T7">its behavior</text:span>. This is achieved by restoring the state of the formula tree as observed in an arbitrary simulation run and tracing the calculations as opposed to simply receiving a single simulated value.</text:p>
            </text:list-item>
            <text:list-item>
              <text:p text:style-name="P14">Conclusions can be made from <text:span text:style-name="T8">analysis</text:span> of the simulated data <text:span text:style-name="T9">for</text:span> the expected behavior of the simulated <text:span text:style-name="T10">property</text:span>. <text:span text:style-name="T11">Those conclusions are used to then make management decisions on the positions/portfolio.</text:span></text:p>
            </text:list-item>
          </text:list>
        </text:list-item>
      </text:list>
      <text:p text:style-name="P2"/>
      <text:list xml:id="list230240958190775" text:continue-numbering="true" text:style-name="L1">
        <text:list-item>
          <text:p text:style-name="P3"><text:soft-page-break/>Client types</text:p>
          <text:list>
            <text:list-item>
              <text:p text:style-name="P4">Anonymous – Does not need to authenticate, but needs to provide full simulation configuration for each call of the API. Restrictions may apply in terms of formula size and simulation count.</text:p>
            </text:list-item>
            <text:list-item>
              <text:p text:style-name="P4">Authenticated – After the authentication the user is associated with his personal simulation preferences. </text:p>
            </text:list-item>
          </text:list>
        </text:list-item>
      </text:list>
      <text:p text:style-name="P5"/>
      <text:list xml:id="list230241787761368" text:continue-numbering="true" text:style-name="L1">
        <text:list-item>
          <text:p text:style-name="P6">State</text:p>
          <text:list>
            <text:list-item>
              <text:p text:style-name="P6">Stateless – Clients provide variable configuration for each call of the API.</text:p>
            </text:list-item>
            <text:list-item>
              <text:p text:style-name="P6">Stateful – Clients configure variables of interest in a separate call and then can use the configured variables in various calls to the API to simulate different formula trees.</text:p>
            </text:list-item>
          </text:list>
        </text:list-item>
      </text:list>
      <text:p text:style-name="P7"/>
      <text:list xml:id="list230241239587086" text:continue-numbering="true" text:style-name="L1">
        <text:list-item>
          <text:p text:style-name="P8">API types</text:p>
          <text:list>
            <text:list-item>
              <text:p text:style-name="P8">Web service – <text:span text:style-name="T1">The client provides the request and receives the response in the form of an XML file</text:span></text:p>
            </text:list-item>
            <text:list-item>
              <text:p text:style-name="P8">Messaging – <text:span text:style-name="T1">The client provides the request and receives the response through messaging.</text:span></text:p>
            </text:list-item>
          </text:list>
        </text:list-item>
      </text:list>
      <text:p text:style-name="P7"/>
      <text:list xml:id="list230240816560402" text:continue-numbering="true" text:style-name="L1">
        <text:list-item>
          <text:p text:style-name="P9">Usage – The system can be used to observe and analyze the behavior of a formula's value when stochastic variables are involved in its calculation. Furthermore, it enables the detailed analysis of specific parts of the formula which should lead to improved understanding of the simulated proces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4T10:16:38.603443487</meta:creation-date>
    <meta:generator>LibreOffice/5.1.2.2$Windows_x86 LibreOffice_project/d3bf12ecb743fc0d20e0be0c58ca359301eb705f</meta:generator>
    <dc:date>2016-04-12T23:02:26.810000000</dc:date>
    <meta:editing-duration>PT1H36M48S</meta:editing-duration>
    <meta:editing-cycles>28</meta:editing-cycles>
    <meta:document-statistic meta:table-count="0" meta:image-count="0" meta:object-count="0" meta:page-count="2" meta:paragraph-count="26" meta:word-count="654" meta:character-count="4226" meta:non-whitespace-character-count="3596"/>
  </office:meta>
</office:document-meta>
</file>